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178404" style:font-size-asian="14pt" style:font-size-complex="14pt"/>
    </style:style>
    <style:style style:name="P4" style:family="paragraph" style:parent-style-name="Standard">
      <style:text-properties fo:font-size="14pt" officeooo:rsid="0018d7de" officeooo:paragraph-rsid="0018d7de" style:font-size-asian="14pt" style:font-size-complex="14pt"/>
    </style:style>
    <style:style style:name="P5" style:family="paragraph" style:parent-style-name="Standard">
      <style:text-properties fo:font-size="14pt" officeooo:rsid="00178404" officeooo:paragraph-rsid="00178404" style:font-size-asian="14pt" style:font-size-complex="14pt"/>
    </style:style>
    <style:style style:name="P6" style:family="paragraph" style:parent-style-name="Standard">
      <style:text-properties fo:font-size="14pt" officeooo:rsid="001acd42" officeooo:paragraph-rsid="001acd42" style:font-size-asian="14pt" style:font-size-complex="14pt"/>
    </style:style>
    <style:style style:name="P7" style:family="paragraph" style:parent-style-name="Standard">
      <style:text-properties fo:font-size="14pt" officeooo:rsid="001da679" officeooo:paragraph-rsid="001da679" style:font-size-asian="14pt" style:font-size-complex="14pt"/>
    </style:style>
    <style:style style:name="P8" style:family="paragraph" style:parent-style-name="Standard">
      <style:text-properties fo:font-size="14pt" officeooo:rsid="001e29a9" officeooo:paragraph-rsid="001e29a9" style:font-size-asian="14pt" style:font-size-complex="14pt"/>
    </style:style>
    <style:style style:name="P9" style:family="paragraph" style:parent-style-name="Standard">
      <style:text-properties fo:font-size="14pt" officeooo:rsid="001e6a74" officeooo:paragraph-rsid="001e6a74" style:font-size-asian="14pt" style:font-size-complex="14pt"/>
    </style:style>
    <style:style style:name="P10" style:family="paragraph" style:parent-style-name="Standard">
      <style:text-properties fo:font-size="14pt" officeooo:rsid="00223e8d" officeooo:paragraph-rsid="00223e8d" style:font-size-asian="14pt" style:font-size-complex="14pt"/>
    </style:style>
    <style:style style:name="P11" style:family="paragraph" style:parent-style-name="Standard">
      <style:text-properties fo:font-size="14pt" officeooo:rsid="0023e1f2" officeooo:paragraph-rsid="0023e1f2" style:font-size-asian="14pt" style:font-size-complex="14pt"/>
    </style:style>
    <style:style style:name="P12" style:family="paragraph" style:parent-style-name="Standard">
      <style:text-properties fo:font-size="14pt" officeooo:rsid="002539b7" officeooo:paragraph-rsid="0023e1f2" style:font-size-asian="14pt" style:font-size-complex="14pt"/>
    </style:style>
    <style:style style:name="P13" style:family="paragraph" style:parent-style-name="Standard">
      <style:text-properties fo:font-size="14pt" officeooo:rsid="002539b7" officeooo:paragraph-rsid="002539b7" style:font-size-asian="14pt" style:font-size-complex="14pt"/>
    </style:style>
    <style:style style:name="P14" style:family="paragraph" style:parent-style-name="Standard">
      <style:text-properties fo:font-size="14pt" officeooo:rsid="0028237e" officeooo:paragraph-rsid="0028237e" style:font-size-asian="14pt" style:font-size-complex="14pt"/>
    </style:style>
    <style:style style:name="P15" style:family="paragraph" style:parent-style-name="Standard">
      <style:text-properties fo:font-size="14pt" officeooo:paragraph-rsid="001e29a9"/>
    </style:style>
    <style:style style:name="P16" style:family="paragraph" style:parent-style-name="Standard">
      <style:paragraph-properties style:line-height-at-least="0.503cm"/>
      <style:text-properties fo:color="#d4d4d4" style:font-name="Droid Sans Mono" fo:font-size="10.5pt" fo:font-weight="normal" fo:background-color="#1e1e1e"/>
    </style:style>
    <style:style style:name="P17" style:family="paragraph" style:parent-style-name="Standard">
      <style:text-properties fo:font-size="14pt" officeooo:rsid="001e29a9" officeooo:paragraph-rsid="001e29a9" style:font-size-asian="14pt" style:font-size-complex="14pt"/>
    </style:style>
    <style:style style:name="T1" style:family="text">
      <style:text-properties officeooo:rsid="00178404"/>
    </style:style>
    <style:style style:name="T2" style:family="text">
      <style:text-properties officeooo:rsid="001ba8e8"/>
    </style:style>
    <style:style style:name="T3" style:family="text">
      <style:text-properties officeooo:rsid="001da679"/>
    </style:style>
    <style:style style:name="T4" style:family="text">
      <style:text-properties fo:color="#569cd6"/>
    </style:style>
    <style:style style:name="T5" style:family="text">
      <style:text-properties fo:color="#569cd6" style:font-name="Droid Sans Mono" fo:font-size="10.5pt" fo:font-weight="normal" fo:background-color="#1e1e1e" loext:char-shading-value="0"/>
    </style:style>
    <style:style style:name="T6" style:family="text">
      <style:text-properties fo:color="#d4d4d4" style:font-name="Droid Sans Mono" fo:font-size="10.5pt" fo:font-weight="normal" fo:background-color="#1e1e1e" loext:char-shading-value="0"/>
    </style:style>
    <style:style style:name="T7" style:family="text">
      <style:text-properties fo:color="#4ec9b0"/>
    </style:style>
    <style:style style:name="T8" style:family="text">
      <style:text-properties fo:color="#4ec9b0" style:font-name="Droid Sans Mono" fo:font-size="10.5pt" fo:font-weight="normal" fo:background-color="#1e1e1e" loext:char-shading-value="0"/>
    </style:style>
    <style:style style:name="T9" style:family="text">
      <style:text-properties fo:color="#9cdcfe"/>
    </style:style>
    <style:style style:name="T10" style:family="text">
      <style:text-properties fo:color="#9cdcfe" style:font-name="Droid Sans Mono" fo:font-size="10.5pt" fo:font-weight="normal" fo:background-color="#1e1e1e" loext:char-shading-value="0"/>
    </style:style>
    <style:style style:name="T11" style:family="text">
      <style:text-properties officeooo:rsid="0028237e"/>
    </style:style>
    <style:style style:name="T12" style:family="text">
      <style:text-properties officeooo:rsid="002976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Projet ENSTA</text:span></text:p>
      <text:p text:style-name="P2"/>
      <text:p text:style-name="P7">Pour lancer le projet utiliser la commande : mvn spring-boot:run</text:p>
      <text:p text:style-name="P2"/>
      <text:p text:style-name="P2"/>
      <text:p text:style-name="P3"><text:span text:style-name="T1">Le projet à été crée grâce à Spring-Boot : </text:span><text:a xlink:type="simple" xlink:href="https://start.spring.io/" text:style-name="Internet_20_link" text:visited-style-name="Visited_20_Internet_20_Link"><text:span text:style-name="T1">https://start.spring.io/</text:span></text:a></text:p>
      <text:p text:style-name="P4">On a choisi ceci pour pouvoir voir facilement les résultats de vos efforts avant de travailler sur le Front ( qui sera en Angular ).</text:p>
      <text:p text:style-name="P4">On utilise une base en H2, elle a l’avantage d’être intégré, donc vous n’avez rien à installer dans votre projet. Vous pouvez modifier l’initialisation de la base dans src/main/ressources/data.sql</text:p>
      <text:p text:style-name="P4">Une fois votre projet lancé ( avec mvn spring-boot:run ) vous pouvez voir l’évolution de votre base de donnée sur <text:a xlink:type="simple" xlink:href="http://localhost:8080/h2-console/" text:style-name="Internet_20_link" text:visited-style-name="Visited_20_Internet_20_Link">http://localhost:8080/h2-console/</text:a> avec comme JDBC url : jdbc:h2:mem:<text:span text:style-name="T12">film</text:span>, <text:span text:style-name="T2">comme utilisateur sa et aucun mot de passe ( ce n’est évidement pas sécurisé, on peut le modifier avec le fichier application.properties, mais pour notre projet cela sera suffisent )</text:span></text:p>
      <text:p text:style-name="P4">La configuration de cette base de donnée se fait avec le fichier src/main/ressources/application.properties</text:p>
      <text:p text:style-name="P4"/>
      <text:p text:style-name="P6">On a aussi mis en place l’outil Swagger qui vous permet de tester vos webservices sans avoir fait le front. <text:span text:style-name="T3">Vous pouvez y acceder sur </text:span><text:a xlink:type="simple" xlink:href="localhost:8080/swagger-ui.html" text:style-name="Internet_20_link" text:visited-style-name="Visited_20_Internet_20_Link"><text:span text:style-name="T3">localhost:8080/swagger-ui.html</text:span></text:a></text:p>
      <text:p text:style-name="P5"/>
      <text:p text:style-name="P10">N’oubliez pas de faire la javadoc ( pas nécessaire sur les getter setter )</text:p>
      <text:p text:style-name="P10"/>
      <text:p text:style-name="P10">Question 0 :</text:p>
      <text:p text:style-name="P10">Comprendre le code qu’on vous a donnez, faire la javadoc.</text:p>
      <text:p text:style-name="P10"/>
      <text:p text:style-name="P8">Question 1 :</text:p>
      <text:p text:style-name="P8">Faire le delete, getAll, create, getById des films.</text:p>
      <text:p text:style-name="P8"/>
      <text:p text:style-name="P8">Question 2 :</text:p>
      <text:p text:style-name="P8">Ajouter la colonne Réalisateur dans la base de donnée qui contient un Nom, un Prénom et une date de naissance. Un film doit donc avoir une nouvelle colonne réalisateur. Initialisez la table Réalisateur avec deux – trois exemples.</text:p>
      <text:p text:style-name="P8">Commencez ensuite par modifier les fonctions de la question 1 pour prendre en compte cette nouvelle colonne.</text:p>
      <text:p text:style-name="P8">Ensuite vous pourrez créer les fonctions pour faire le delete, getAll, create, getById des réalisateurs.</text:p>
      <text:p text:style-name="P8"/>
      <text:p text:style-name="P8">Question 3 :</text:p>
      <text:p text:style-name="P8">On va faire une pagination pour les clients et les réalisateurs. C’est à dire qu’on va créer un objet Page&lt;T&gt; qui contient les attribues </text:p>
      <text:p text:style-name="P15"><text:span text:style-name="T5">private</text:span><text:span text:style-name="T6"> </text:span><text:span text:style-name="T8">int</text:span><text:span text:style-name="T6"> </text:span><text:span text:style-name="T10">number</text:span><text:span text:style-name="T6">;</text:span></text:p>
      <text:p text:style-name="P16"><text:span text:style-name="T4">private</text:span> <text:span text:style-name="T7">int</text:span> <text:span text:style-name="T9">size</text:span>;</text:p>
      <text:p text:style-name="P16"><text:span text:style-name="T4">private</text:span> <text:span text:style-name="T7">long</text:span> <text:span text:style-name="T9">total</text:span>;</text:p>
      <text:p text:style-name="P16"><text:soft-page-break/><text:span text:style-name="T4">private</text:span> <text:span text:style-name="T7">List</text:span>&lt;<text:span text:style-name="T7">T</text:span>&gt; <text:span text:style-name="T9">data</text:span>;</text:p>
      <text:p text:style-name="P8">Les webservices renveront donc cet objet plutôt qu’une liste.</text:p>
      <text:p text:style-name="P8"/>
      <text:p text:style-name="P9">Question 4 :</text:p>
      <text:p text:style-name="P9">On va faire la partie Front qui correspond à notre Back.</text:p>
      <text:p text:style-name="P9"/>
      <text:p text:style-name="P9">Question 5 :</text:p>
      <text:p text:style-name="P9">On va mettre en place un filtre sur le nom du film, et sur le nom d’un réalisateur.</text:p>
      <text:p text:style-name="P9"/>
      <text:p text:style-name="P9">Question 6 :</text:p>
      <text:p text:style-name="P9">On va mettre en place un order sur l’Id ( par defaut ), sur le nom d’un film, sur sa durée.</text:p>
      <text:p text:style-name="P9"/>
      <text:p text:style-name="P13">Question 7 :</text:p>
      <text:p text:style-name="P13">Mettre en place des utilisateurs. On utilisera Spring Security. <text:span text:style-name="T11">Un utilisateur peut se connecter.</text:span></text:p>
      <text:p text:style-name="P13"/>
      <text:p text:style-name="P14">Question 8 :</text:p>
      <text:p text:style-name="P14">Un utilisateur a une liste de films qu’il a vue. Il peut ajouter ou enlever un films de sa liste.</text:p>
      <text:p text:style-name="P14"/>
      <text:p text:style-name="P14">Question 9 :</text:p>
      <text:p text:style-name="P14">Un utilisateur peut donner une note sur 20 ( note étant un entier ) pour les films.</text:p>
      <text:p text:style-name="P14"/>
      <text:p text:style-name="P14">Question 10 :</text:p>
      <text:p text:style-name="P14">On affiche les notes des films, note étant calculé en faisant la moyenne des notes des utilisateur.</text:p>
      <text:p text:style-name="P14">Intro Spring Batch ?</text:p>
      <text:p text:style-name="P9"/>
      <text:p text:style-name="P11">Question B<text:span text:style-name="T11">onus 1</text:span> :</text:p>
      <text:p text:style-name="P11">Rajoutez une colonne genre dans la table des films. Créez une table Genre qui possède un nom. Initialisez avec des genres comme : action, thriller, policier, horreur, comédie, SF, drame, biopic. Les genres étant supposé être fixe ( si modification cela sera fait par un admin ), on n’a pas besoin de faire de create et de delete.</text:p>
      <text:p text:style-name="P11">Faire les fonction getAll, getById pour les genres. Mettre à jours les fonctions des films pour faire apparaître le genre.</text:p>
      <text:p text:style-name="P12"/>
      <text:p text:style-name="P13">Question Bonus <text:span text:style-name="T11">2</text:span> :</text:p>
      <text:p text:style-name="P13">On va mettre en place Sonar, un outil permettant de vérifier le clean de votre code. Il vous chiffre notamment votre dette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5:17:20.388216460</meta:creation-date>
    <meta:editing-duration>PT4H52M32S</meta:editing-duration>
    <meta:editing-cycles>11</meta:editing-cycles>
    <meta:generator>LibreOffice/6.0.7.3$Linux_X86_64 LibreOffice_project/00m0$Build-3</meta:generator>
    <dc:date>2020-10-19T14:08:44.473130394</dc:date>
    <meta:document-statistic meta:table-count="0" meta:image-count="0" meta:object-count="0" meta:page-count="2" meta:paragraph-count="44" meta:word-count="582" meta:character-count="3393" meta:non-whitespace-character-count="2848"/>
  </office:meta>
</office:document-meta>
</file>